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c02e" officeooo:paragraph-rsid="000bc02e"/>
    </style:style>
    <style:style style:name="P2" style:family="paragraph" style:parent-style-name="Standard">
      <style:paragraph-properties fo:text-align="justify" style:justify-single-word="false"/>
      <style:text-properties officeooo:rsid="000bc02e" officeooo:paragraph-rsid="000ed89e"/>
    </style:style>
    <style:style style:name="P3" style:family="paragraph" style:parent-style-name="Standard">
      <style:paragraph-properties fo:text-align="justify" style:justify-single-word="false"/>
      <style:text-properties officeooo:rsid="000bc02e" officeooo:paragraph-rsid="0010ce7d"/>
    </style:style>
    <style:style style:name="P4" style:family="paragraph" style:parent-style-name="Standard">
      <style:paragraph-properties fo:text-align="justify" style:justify-single-word="false"/>
      <style:text-properties officeooo:rsid="000bc02e" officeooo:paragraph-rsid="001d2fb1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07ff" officeooo:paragraph-rsid="0019ee8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bc02e" officeooo:paragraph-rsid="000bc02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c4f60"/>
    </style:style>
    <style:style style:name="P8" style:family="paragraph" style:parent-style-name="Standard">
      <style:paragraph-properties fo:text-align="justify" style:justify-single-word="false"/>
      <style:text-properties officeooo:paragraph-rsid="001d2fb1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bc02e" officeooo:paragraph-rsid="001c4f6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ed89e" officeooo:paragraph-rsid="000ed89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307ff" officeooo:paragraph-rsid="0022d733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307ff" officeooo:paragraph-rsid="0019ee8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bc02e" officeooo:paragraph-rsid="0022d733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bc02e" officeooo:paragraph-rsid="00247fb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bc02e" officeooo:paragraph-rsid="0033492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ed89e" officeooo:paragraph-rsid="00247fb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76dab" officeooo:paragraph-rsid="00276dab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0bc02e" officeooo:paragraph-rsid="0022d733"/>
    </style:style>
    <style:style style:name="P19" style:family="paragraph" style:parent-style-name="Standard">
      <style:paragraph-properties fo:text-align="justify" style:justify-single-word="false"/>
      <style:text-properties officeooo:rsid="000bc02e" officeooo:paragraph-rsid="00247fb6"/>
    </style:style>
    <style:style style:name="P20" style:family="paragraph" style:parent-style-name="Standard">
      <style:paragraph-properties fo:text-align="justify" style:justify-single-word="false"/>
      <style:text-properties officeooo:rsid="000bc02e" officeooo:paragraph-rsid="00276dab"/>
    </style:style>
    <style:style style:name="P21" style:family="paragraph" style:parent-style-name="Standard">
      <style:paragraph-properties fo:text-align="justify" style:justify-single-word="false"/>
      <style:text-properties officeooo:rsid="000bc02e" officeooo:paragraph-rsid="002dd929"/>
    </style:style>
    <style:style style:name="P22" style:family="paragraph" style:parent-style-name="Standard">
      <style:paragraph-properties fo:text-align="justify" style:justify-single-word="false"/>
      <style:text-properties officeooo:rsid="000bc02e" officeooo:paragraph-rsid="00312007"/>
    </style:style>
    <style:style style:name="P23" style:family="paragraph" style:parent-style-name="Standard">
      <style:paragraph-properties fo:text-align="justify" style:justify-single-word="false"/>
      <style:text-properties officeooo:rsid="000bc02e" officeooo:paragraph-rsid="003269f0"/>
    </style:style>
    <style:style style:name="P24" style:family="paragraph" style:parent-style-name="Standard">
      <style:paragraph-properties fo:text-align="justify" style:justify-single-word="false"/>
      <style:text-properties officeooo:rsid="000bc02e" officeooo:paragraph-rsid="00334920"/>
    </style:style>
    <style:style style:name="P25" style:family="paragraph" style:parent-style-name="Standard">
      <style:paragraph-properties fo:text-align="justify" style:justify-single-word="false"/>
      <style:text-properties officeooo:rsid="000bc02e" officeooo:paragraph-rsid="003b61cb"/>
    </style:style>
    <style:style style:name="P26" style:family="paragraph" style:parent-style-name="Standard">
      <style:paragraph-properties fo:text-align="justify" style:justify-single-word="false"/>
      <style:text-properties officeooo:rsid="000bc02e" officeooo:paragraph-rsid="003d4c17"/>
    </style:style>
    <style:style style:name="P27" style:family="paragraph" style:parent-style-name="Standard">
      <style:paragraph-properties fo:text-align="justify" style:justify-single-word="false"/>
      <style:text-properties officeooo:rsid="000bc02e" officeooo:paragraph-rsid="003ffde6"/>
    </style:style>
    <style:style style:name="P28" style:family="paragraph" style:parent-style-name="Standard">
      <style:paragraph-properties fo:text-align="justify" style:justify-single-word="false"/>
      <style:text-properties officeooo:rsid="000bc02e" officeooo:paragraph-rsid="00402545"/>
    </style:style>
    <style:style style:name="P29" style:family="paragraph" style:parent-style-name="Standard">
      <style:paragraph-properties fo:text-align="justify" style:justify-single-word="false"/>
      <style:text-properties officeooo:rsid="000bc02e" officeooo:paragraph-rsid="0041f22f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508cm"/>
          <style:tab-stop style:position="0.794cm"/>
        </style:tab-stops>
      </style:paragraph-properties>
      <style:text-properties officeooo:paragraph-rsid="001d2fb1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0ed89e" officeooo:paragraph-rsid="00247fb6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0ed89e" officeooo:paragraph-rsid="000ed89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ed89e" officeooo:paragraph-rsid="003b61cb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3269f0" officeooo:paragraph-rsid="003269f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3b61cb" officeooo:paragraph-rsid="003d4c17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bc02e" officeooo:paragraph-rsid="003f1d4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0bc02e" officeooo:paragraph-rsid="003ffde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0bc02e" officeooo:paragraph-rsid="00402545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0bc02e" officeooo:paragraph-rsid="0041f22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0bc02e" officeooo:paragraph-rsid="0043718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3ffde6" officeooo:paragraph-rsid="003ffde6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02545" officeooo:paragraph-rsid="00402545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1f22f" officeooo:paragraph-rsid="0041f22f" style:font-weight-asian="normal" style:font-weight-complex="normal"/>
    </style:style>
    <style:style style:name="P44" style:family="paragraph" style:parent-style-name="Standard">
      <style:text-properties officeooo:paragraph-rsid="002dd929"/>
    </style:style>
    <style:style style:name="P45" style:family="paragraph" style:parent-style-name="Standard">
      <style:text-properties officeooo:rsid="002dd929" officeooo:paragraph-rsid="002dd929"/>
    </style:style>
    <style:style style:name="P46" style:family="paragraph" style:parent-style-name="Standard">
      <style:text-properties officeooo:rsid="002dd929" officeooo:paragraph-rsid="003269f0"/>
    </style:style>
    <style:style style:name="P47" style:family="paragraph" style:parent-style-name="Standard">
      <style:text-properties officeooo:rsid="003269f0" officeooo:paragraph-rsid="003269f0"/>
    </style:style>
    <style:style style:name="P48" style:family="paragraph" style:parent-style-name="Standard">
      <style:text-properties officeooo:paragraph-rsid="003644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3e0" style:font-weight-asian="bold" style:font-weight-complex="bold"/>
    </style:style>
    <style:style style:name="T3" style:family="text">
      <style:text-properties fo:font-weight="bold" officeooo:rsid="000ed89e" style:font-weight-asian="bold" style:font-weight-complex="bold"/>
    </style:style>
    <style:style style:name="T4" style:family="text">
      <style:text-properties fo:font-weight="bold" officeooo:rsid="000f466d" style:font-weight-asian="bold" style:font-weight-complex="bold"/>
    </style:style>
    <style:style style:name="T5" style:family="text">
      <style:text-properties fo:font-weight="bold" officeooo:rsid="0010ce7d" style:font-weight-asian="bold" style:font-weight-complex="bold"/>
    </style:style>
    <style:style style:name="T6" style:family="text">
      <style:text-properties fo:font-weight="bold" officeooo:rsid="001d2fb1" style:font-weight-asian="bold" style:font-weight-complex="bold"/>
    </style:style>
    <style:style style:name="T7" style:family="text">
      <style:text-properties fo:font-weight="bold" officeooo:rsid="0022d733" style:font-weight-asian="bold" style:font-weight-complex="bold"/>
    </style:style>
    <style:style style:name="T8" style:family="text">
      <style:text-properties fo:font-weight="bold" officeooo:rsid="001307ff" style:font-weight-asian="bold" style:font-weight-complex="bold"/>
    </style:style>
    <style:style style:name="T9" style:family="text">
      <style:text-properties fo:font-weight="bold" officeooo:rsid="000bc02e" style:font-weight-asian="bold" style:font-weight-complex="bold"/>
    </style:style>
    <style:style style:name="T10" style:family="text">
      <style:text-properties fo:font-weight="bold" officeooo:rsid="00247fb6" style:font-weight-asian="bold" style:font-weight-complex="bold"/>
    </style:style>
    <style:style style:name="T11" style:family="text">
      <style:text-properties fo:font-weight="bold" officeooo:rsid="003b61cb" style:font-weight-asian="bold" style:font-weight-complex="bold"/>
    </style:style>
    <style:style style:name="T12" style:family="text">
      <style:text-properties fo:font-weight="bold" officeooo:rsid="003d4c17" style:font-weight-asian="bold" style:font-weight-complex="bold"/>
    </style:style>
    <style:style style:name="T13" style:family="text">
      <style:text-properties fo:font-weight="bold" officeooo:rsid="00402545" style:font-weight-asian="bold" style:font-weight-complex="bold"/>
    </style:style>
    <style:style style:name="T14" style:family="text">
      <style:text-properties fo:font-weight="bold" officeooo:rsid="0041f22f" style:font-weight-asian="bold" style:font-weight-complex="bold"/>
    </style:style>
    <style:style style:name="T15" style:family="text">
      <style:text-properties fo:font-weight="bold" officeooo:rsid="00437185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93e0" style:font-weight-asian="normal" style:font-weight-complex="normal"/>
    </style:style>
    <style:style style:name="T18" style:family="text">
      <style:text-properties fo:font-weight="normal" officeooo:rsid="000ed89e" style:font-weight-asian="normal" style:font-weight-complex="normal"/>
    </style:style>
    <style:style style:name="T19" style:family="text">
      <style:text-properties fo:font-weight="normal" officeooo:rsid="000f466d" style:font-weight-asian="normal" style:font-weight-complex="normal"/>
    </style:style>
    <style:style style:name="T20" style:family="text">
      <style:text-properties fo:font-weight="normal" officeooo:rsid="0010ce7d" style:font-weight-asian="normal" style:font-weight-complex="normal"/>
    </style:style>
    <style:style style:name="T21" style:family="text">
      <style:text-properties fo:font-weight="normal" officeooo:rsid="00150693" style:font-weight-asian="normal" style:font-weight-complex="normal"/>
    </style:style>
    <style:style style:name="T22" style:family="text">
      <style:text-properties fo:font-weight="normal" officeooo:rsid="001586cb" style:font-weight-asian="normal" style:font-weight-complex="normal"/>
    </style:style>
    <style:style style:name="T23" style:family="text">
      <style:text-properties fo:font-weight="normal" officeooo:rsid="00170fca" style:font-weight-asian="normal" style:font-weight-complex="normal"/>
    </style:style>
    <style:style style:name="T24" style:family="text">
      <style:text-properties fo:font-weight="normal" officeooo:rsid="000bc02e" style:font-weight-asian="normal" style:font-weight-complex="normal"/>
    </style:style>
    <style:style style:name="T25" style:family="text">
      <style:text-properties fo:font-weight="normal" officeooo:rsid="00174f2b" style:font-weight-asian="normal" style:font-weight-complex="normal"/>
    </style:style>
    <style:style style:name="T26" style:family="text">
      <style:text-properties fo:font-weight="normal" officeooo:rsid="00192386" style:font-weight-asian="normal" style:font-weight-complex="normal"/>
    </style:style>
    <style:style style:name="T27" style:family="text">
      <style:text-properties fo:font-weight="normal" officeooo:rsid="0019ee81" style:font-weight-asian="normal" style:font-weight-complex="normal"/>
    </style:style>
    <style:style style:name="T28" style:family="text">
      <style:text-properties fo:font-weight="normal" officeooo:rsid="001d2fb1" style:font-weight-asian="normal" style:font-weight-complex="normal"/>
    </style:style>
    <style:style style:name="T29" style:family="text">
      <style:text-properties fo:font-weight="normal" officeooo:rsid="0022d733" style:font-weight-asian="normal" style:font-weight-complex="normal"/>
    </style:style>
    <style:style style:name="T30" style:family="text">
      <style:text-properties fo:font-weight="normal" officeooo:rsid="001307ff" style:font-weight-asian="normal" style:font-weight-complex="normal"/>
    </style:style>
    <style:style style:name="T31" style:family="text">
      <style:text-properties fo:font-weight="normal" officeooo:rsid="00247fb6" style:font-weight-asian="normal" style:font-weight-complex="normal"/>
    </style:style>
    <style:style style:name="T32" style:family="text">
      <style:text-properties fo:font-weight="normal" officeooo:rsid="00276dab" style:font-weight-asian="normal" style:font-weight-complex="normal"/>
    </style:style>
    <style:style style:name="T33" style:family="text">
      <style:text-properties fo:font-weight="normal" officeooo:rsid="00291a43" style:font-weight-asian="normal" style:font-weight-complex="normal"/>
    </style:style>
    <style:style style:name="T34" style:family="text">
      <style:text-properties fo:font-weight="normal" officeooo:rsid="002ae5db" style:font-weight-asian="normal" style:font-weight-complex="normal"/>
    </style:style>
    <style:style style:name="T35" style:family="text">
      <style:text-properties fo:font-weight="normal" officeooo:rsid="002dd929" style:font-weight-asian="normal" style:font-weight-complex="normal"/>
    </style:style>
    <style:style style:name="T36" style:family="text">
      <style:text-properties fo:font-weight="normal" officeooo:rsid="002e9c40" style:font-weight-asian="normal" style:font-weight-complex="normal"/>
    </style:style>
    <style:style style:name="T37" style:family="text">
      <style:text-properties fo:font-weight="normal" officeooo:rsid="002f3da4" style:font-weight-asian="normal" style:font-weight-complex="normal"/>
    </style:style>
    <style:style style:name="T38" style:family="text">
      <style:text-properties fo:font-weight="normal" officeooo:rsid="00312007" style:font-weight-asian="normal" style:font-weight-complex="normal"/>
    </style:style>
    <style:style style:name="T39" style:family="text">
      <style:text-properties fo:font-weight="normal" officeooo:rsid="003269f0" style:font-weight-asian="normal" style:font-weight-complex="normal"/>
    </style:style>
    <style:style style:name="T40" style:family="text">
      <style:text-properties fo:font-weight="normal" officeooo:rsid="00334920" style:font-weight-asian="normal" style:font-weight-complex="normal"/>
    </style:style>
    <style:style style:name="T41" style:family="text">
      <style:text-properties fo:font-weight="normal" officeooo:rsid="003644de" style:font-weight-asian="normal" style:font-weight-complex="normal"/>
    </style:style>
    <style:style style:name="T42" style:family="text">
      <style:text-properties fo:font-weight="normal" officeooo:rsid="00376de8" style:font-weight-asian="normal" style:font-weight-complex="normal"/>
    </style:style>
    <style:style style:name="T43" style:family="text">
      <style:text-properties fo:font-weight="normal" officeooo:rsid="003847fc" style:font-weight-asian="normal" style:font-weight-complex="normal"/>
    </style:style>
    <style:style style:name="T44" style:family="text">
      <style:text-properties fo:font-weight="normal" officeooo:rsid="003b61cb" style:font-weight-asian="normal" style:font-weight-complex="normal"/>
    </style:style>
    <style:style style:name="T45" style:family="text">
      <style:text-properties fo:font-weight="normal" officeooo:rsid="003d4c17" style:font-weight-asian="normal" style:font-weight-complex="normal"/>
    </style:style>
    <style:style style:name="T46" style:family="text">
      <style:text-properties fo:font-weight="normal" officeooo:rsid="003ffde6" style:font-weight-asian="normal" style:font-weight-complex="normal"/>
    </style:style>
    <style:style style:name="T47" style:family="text">
      <style:text-properties fo:font-weight="normal" officeooo:rsid="00402545" style:font-weight-asian="normal" style:font-weight-complex="normal"/>
    </style:style>
    <style:style style:name="T48" style:family="text">
      <style:text-properties fo:font-weight="normal" officeooo:rsid="0041f22f" style:font-weight-asian="normal" style:font-weight-complex="normal"/>
    </style:style>
    <style:style style:name="T49" style:family="text">
      <style:text-properties officeooo:rsid="00192386"/>
    </style:style>
    <style:style style:name="T50" style:family="text">
      <style:text-properties officeooo:rsid="000bc02e"/>
    </style:style>
    <style:style style:name="T51" style:family="text">
      <style:text-properties officeooo:rsid="0022d733"/>
    </style:style>
    <style:style style:name="T52" style:family="text">
      <style:text-properties officeooo:rsid="001307ff"/>
    </style:style>
    <style:style style:name="T53" style:family="text">
      <style:text-properties officeooo:rsid="000d93e0"/>
    </style:style>
    <style:style style:name="T54" style:family="text">
      <style:text-properties officeooo:rsid="001d2fb1"/>
    </style:style>
    <style:style style:name="T55" style:family="text">
      <style:text-properties officeooo:rsid="003b61cb"/>
    </style:style>
    <style:style style:name="T56" style:family="text">
      <style:text-properties officeooo:rsid="003f1d43"/>
    </style:style>
    <style:style style:name="T57" style:family="text">
      <style:text-properties officeooo:rsid="00402545"/>
    </style:style>
    <style:style style:name="T58" style:family="text">
      <style:text-properties officeooo:rsid="0041f2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scrição textual dos casos de uso</text:p>
      <text:p text:style-name="P1">1.<text:tab/><text:span text:style-name="T1">Nome:</text:span> Realizar Inscrição</text:p>
      <text:p text:style-name="P1"><text:tab/><text:span text:style-name="T6">Identificador: </text:span><text:span text:style-name="T28">CSU01.</text:span></text:p>
      <text:p text:style-name="P1"><text:span text:style-name="T28"><text:tab/></text:span><text:span text:style-name="T6">Importância: </text:span><text:span text:style-name="T28">Risco alto e prioridade alta.</text:span></text:p>
      <text:p text:style-name="P1"><text:span text:style-name="T28"><text:tab/></text:span><text:span text:style-name="T6">Sumário: </text:span><text:span text:style-name="T28">Aluno usa sistema para realizar inscrição em Turmas.</text:span></text:p>
      <text:p text:style-name="P1"><text:span text:style-name="T28"><text:tab/></text:span><text:span text:style-name="T6">Ator primário: </text:span><text:span text:style-name="T28">Aluno.</text:span></text:p>
      <text:p text:style-name="P1"><text:span text:style-name="T6"><text:tab/>Atores secundários: </text:span><text:span text:style-name="T28">Sistema de Faturamento.</text:span></text:p>
      <text:p text:style-name="P1"><text:span text:style-name="T6"><text:tab/>Precondições: </text:span><text:span text:style-name="T28">O aluno está identificado pelo sistema.</text:span></text:p>
      <text:p text:style-name="P1"><text:tab/><text:span text:style-name="T1">Cenário Principal: </text:span></text:p>
      <text:p text:style-name="P9"><text:tab/>Include caso de uso “Validar Usuário”.</text:p>
      <text:p text:style-name="P8"><text:span text:style-name="T23">1. </text:span><text:span text:style-name="T21">O aluno solicita a realização da inscrição.</text:span></text:p>
      <text:p text:style-name="P8"><text:span text:style-name="T28">2. O sistema c</text:span><text:span text:style-name="T24">onsulta o curso do aluno.</text:span></text:p>
      <text:p text:style-name="P8"><text:span text:style-name="T28">3</text:span><text:span text:style-name="T23">. </text:span><text:span text:style-name="T28">O sistema</text:span><text:span text:style-name="T23"> </text:span><text:span text:style-name="T28">v</text:span><text:span text:style-name="T24">erifica </text:span><text:span text:style-name="T22">as</text:span><text:span text:style-name="T24"> Disciplina</text:span><text:span text:style-name="T22">s</text:span><text:span text:style-name="T24"> disponíve</text:span><text:span text:style-name="T22">is</text:span><text:span text:style-name="T24"> para o curso do aluno.</text:span></text:p>
      <text:p text:style-name="P30"><text:span text:style-name="T28">4. </text:span><text:span text:style-name="T21">O sistema apresenta as Disciplinas para as quais o aluno cumpre o(s) pré-requisito(s), excetuando-se </text:span><text:span text:style-name="T22">as que já foram cursadas.</text:span></text:p>
      <text:p text:style-name="P7"><text:span text:style-name="T28">5</text:span><text:span text:style-name="T23">. </text:span><text:span text:style-name="T22">O aluno seleciona a Turma na qual deseja se matricular.</text:span></text:p>
      <text:p text:style-name="P7"><text:span text:style-name="T28">6</text:span><text:span text:style-name="T23">. </text:span><text:span text:style-name="T28">O sistema</text:span><text:span text:style-name="T23"> </text:span><text:span text:style-name="T28">c</text:span><text:span text:style-name="T24">onsulta se há vagas disponíveis na Turma da Disciplina </text:span><text:span text:style-name="T22">selecionada</text:span><text:span text:style-name="T24">.</text:span></text:p>
      <text:p text:style-name="P7"><text:span text:style-name="T28">7</text:span><text:span text:style-name="T23">. </text:span><text:span text:style-name="T28">O sistema</text:span><text:span text:style-name="T23"> </text:span><text:span text:style-name="T28">e</text:span><text:span text:style-name="T24">xibe mensagem com confirmação da disponibilidade de vagas na Turma.</text:span></text:p>
      <text:p text:style-name="P8"><text:span text:style-name="T28">8</text:span><text:span text:style-name="T23">. </text:span><text:span text:style-name="T28">O sistema v</text:span><text:span text:style-name="T19">erifica a soma dos créditos das disciplinas que o aluno está inscrito naquele semestre.</text:span></text:p>
      <text:p text:style-name="P8"><text:span text:style-name="T28">9</text:span><text:span text:style-name="T23">. O sistema informa as turmas para as quais o aluno foi designado e informa, para cada Turma, o professor, os horários e os respectivos locais de cada aula.</text:span></text:p>
      <text:p text:style-name="P8"><text:span text:style-name="T28">10</text:span><text:span text:style-name="T23">. O aluno confere as informações. </text:span><text:span text:style-name="T22">Nesse momento, </text:span><text:span text:style-name="T23">é possível que o caso de uso retorne para o passo 3, caso o aluno queira remover ou inserir disciplinas à lista de disciplinas a cursar.</text:span></text:p>
      <text:p text:style-name="P8"><text:span text:style-name="T28">11</text:span><text:span text:style-name="T23">. O sistema registra a inscrição do aluno, envia os dados sobre a mesma para o sistema de faturamento</text:span><text:span text:style-name="T24">.</text:span></text:p>
      <text:p text:style-name="P8"><text:span text:style-name="T28">12. O sistema atualiza o Sistema de Faturamento</text:span><text:span text:style-name="T24">.</text:span></text:p>
      <text:p text:style-name="P8"><text:span text:style-name="T28">13. O sistema</text:span><text:span text:style-name="T24"> </text:span><text:span text:style-name="T28">e</text:span><text:span text:style-name="T24">xibe mensagem com confirmação de inscrição.</text:span></text:p>
      <text:p text:style-name="P8"><text:span text:style-name="T28">14. </text:span><text:span text:style-name="T25">O caso de uso é encerrado.</text:span><text:span text:style-name="T24"> </text:span></text:p>
      <text:p text:style-name="P3"><text:span text:style-name="T2"><text:tab/>Cenário </text:span><text:span text:style-name="T6">de exceção</text:span><text:span text:style-name="T2"> </text:span><text:span text:style-name="T5">1</text:span><text:span text:style-name="T2">:</text:span></text:p>
      <text:p text:style-name="P3"><text:span text:style-name="T2"><text:tab/></text:span><text:span text:style-name="T17">Idêntico ao principal. </text:span><text:span text:style-name="T20">Quando a validação do usuário for recusada</text:span><text:span text:style-name="T17">, o caso é reiniciado.</text:span></text:p>
      <text:p text:style-name="P4"><text:span text:style-name="T16"><text:tab/></text:span><text:span text:style-name="T4">Cenário </text:span><text:span text:style-name="T6">de exceção <text:s/>2</text:span><text:span text:style-name="T4">: </text:span></text:p>
      <text:p text:style-name="P4"><text:span text:style-name="T4"><text:tab/></text:span><text:span text:style-name="T19">Idêntico ao principal. </text:span><text:span text:style-name="T20">Quando</text:span><text:span text:style-name="T19"> a disciplina não est</text:span><text:span text:style-name="T20">iver</text:span><text:span text:style-name="T19"> disponível para o curso do aluno, o sistema exibe mensagem de “</text:span><text:span text:style-name="T20">Disciplina não disponível para o curso” e </text:span><text:span text:style-name="T19">o caso é reiniciado.</text:span></text:p>
      <text:p text:style-name="P4"><text:span text:style-name="T16"><text:tab/></text:span><text:span text:style-name="T5">Cenário </text:span><text:span text:style-name="T6">de exceção <text:s/>3</text:span><text:span text:style-name="T5">: </text:span></text:p>
      <text:p text:style-name="P4"><text:span text:style-name="T5"><text:tab/></text:span><text:span text:style-name="T20">Idêntico ao principal. Quando o número de inscritos na Turma for igual à 40, o sistema exibe mensagem de “Turma cheia” e o caso é reiniciado.</text:span></text:p>
      <text:p text:style-name="P4"><text:span text:style-name="T16"><text:tab/></text:span><text:span text:style-name="T5">Cenário </text:span><text:span text:style-name="T6">de exceção <text:s/>4</text:span><text:span text:style-name="T5">: </text:span></text:p>
      <text:p text:style-name="P4"><text:span text:style-name="T5"><text:tab/></text:span><text:span text:style-name="T20">Idêntico ao principal. Quando a soma entre os créditos das Disciplinas inscritas do aluno e, a disciplina consultada, for igual ou maior do que 20, o sistema exibe mensagem de “limite de créditos excedidos” e o caso é reiniciado.</text:span></text:p>
      <text:p text:style-name="P4"><text:span text:style-name="T20"><text:tab/></text:span><text:span text:style-name="T5">Cenário </text:span><text:span text:style-name="T6">de exceção 5</text:span><text:span text:style-name="T5">: </text:span></text:p>
      <text:p text:style-name="P4"><text:span text:style-name="T5"><text:tab/></text:span><text:span text:style-name="T20">Idêntico ao principal. Quando o horário da Disciplina consultada se choca com o horário de alguma disciplina já inscrita, o sistema exibe mensagem de “Disciplina consultada possui horário chocante com a Disciplina ”Identificador_Disciplina” ”. </text:span></text:p>
      <text:p text:style-name="P4"><text:span text:style-name="T16"><text:tab/></text:span><text:span text:style-name="T1">Cenário Alternativo </text:span><text:span text:style-name="T6">1</text:span><text:span text:style-name="T1">:</text:span></text:p>
      <text:p text:style-name="P1"><text:span text:style-name="T1"><text:tab/></text:span><text:span text:style-name="T17">Idêntico ao principal. Após a confirmação da inscrição, o usuário é direcionado para uma tela onde ele pode selecionar a conclusão das inscrições ou, adicionar outra disciplina. No caso de adicionar outra disciplina, o caso é reiniciado.</text:span></text:p>
      <text:p text:style-name="P1"><text:span text:style-name="T17"><text:tab/></text:span><text:span text:style-name="T3">Cenário Alternativo </text:span><text:span text:style-name="T6">2</text:span><text:span text:style-name="T3">: </text:span></text:p>
      <text:p text:style-name="P2"><text:span text:style-name="T3"><text:tab/></text:span><text:span text:style-name="T18">Idêntico ao principal. Em qualquer momento o usuário pode selecionar a opção “cancelar” e voltar à página inicial do portal.</text:span></text:p>
      <text:p text:style-name="P10"/>
      <text:p text:style-name="P11"><text:soft-page-break/>2.<text:tab/><text:span text:style-name="T50">Nome: </text:span><text:span text:style-name="T29">Manter Turma.</text:span></text:p>
      <text:p text:style-name="P18"><text:tab/><text:span text:style-name="T6">Identificador: </text:span><text:span text:style-name="T28">CSU0</text:span><text:span text:style-name="T29">2</text:span><text:span text:style-name="T28">.</text:span></text:p>
      <text:p text:style-name="P18"><text:span text:style-name="T28"><text:tab/></text:span><text:span text:style-name="T6">Importância: </text:span><text:span text:style-name="T28">Risco alto e prioridade alta.</text:span></text:p>
      <text:p text:style-name="P18"><text:span text:style-name="T28"><text:tab/></text:span><text:span text:style-name="T6">Sumário: </text:span><text:span text:style-name="T29">Coordenador do curso mantém a turma</text:span><text:span text:style-name="T28">.</text:span></text:p>
      <text:p text:style-name="P18"><text:span text:style-name="T28"><text:tab/></text:span><text:span text:style-name="T6">Ator primário: </text:span><text:span text:style-name="T29">Coordenador</text:span><text:span text:style-name="T28">.</text:span></text:p>
      <text:p text:style-name="P18"><text:span text:style-name="T6"><text:tab/>Precondições: </text:span><text:span text:style-name="T28">O </text:span><text:span text:style-name="T29">coordenador</text:span><text:span text:style-name="T28"> está identificado pelo sistema.</text:span></text:p>
      <text:p text:style-name="P13"><text:span text:style-name="T16"><text:tab/></text:span><text:span text:style-name="T52">Cenário Principal:</text:span></text:p>
      <text:p text:style-name="P5"><text:tab/><text:span text:style-name="T16">Include no caso de uso “Validar Usuário”. </text:span><text:span text:style-name="T20">Exibe tela para login. </text:span><text:span text:style-name="T24">Obtém e verifica o login do </text:span><text:span text:style-name="T29">Coordenador</text:span><text:span text:style-name="T24">. Exibe mensagem de acesso autorizado. </text:span><text:span text:style-name="T26">O coordenador do respectivo Curso </text:span><text:span text:style-name="T27">solicita a criação de uma nova turma, passando como parâmetros, um</text:span><text:span text:style-name="T26"> professor, </text:span><text:span text:style-name="T27">uma disciplina, O(s) horário(s), uma descrição e a(s) sala(s) em que será(ão) ministrada(s) a(s) aula(s)</text:span><text:span text:style-name="T26">. </text:span><text:span text:style-name="T27">Sistema retorna relatório com as informações da nova turma e atualiza o banco de dados.</text:span></text:p>
      <text:p text:style-name="P5"><text:span text:style-name="T27"><text:tab/></text:span><text:span text:style-name="T51">Cenário Alternativo 1: </text:span><text:span text:style-name="T29">Idêntico ao principal. Coordenador do curso solicita encerramento da Turma. </text:span><text:span text:style-name="T31">Sistema retorna tela com confirmação do encerramento.</text:span></text:p>
      <text:p text:style-name="P31"><text:tab/><text:span text:style-name="T7">Cenário Alternativo 2: </text:span><text:span text:style-name="T51">Idêntico ao principal. Coordenador do curso solicita alteração da Turma. Tela com informações do curso é apresentada com permissão de modificação. Sistema retorna relatório com as novas informações turma e atualiza o banco de dados.</text:span></text:p>
      <text:p text:style-name="P16"><text:tab/><text:span text:style-name="T53">Cenário de exceção 1:</text:span></text:p>
      <text:p text:style-name="P14"><text:span text:style-name="T53"><text:tab/></text:span><text:span text:style-name="T17">Idêntico ao principal. </text:span><text:span text:style-name="T20">Quando a validação do usuário for recusada</text:span><text:span text:style-name="T17">, o caso é reiniciado.</text:span></text:p>
      <text:p text:style-name="P14"><text:span text:style-name="T17"/></text:p>
      <text:p text:style-name="P16"><text:span text:style-name="T49">3</text:span>.<text:tab/><text:span text:style-name="T50">Nome: </text:span><text:span text:style-name="T41">Manter Frequência</text:span></text:p>
      <text:p text:style-name="P19"><text:tab/><text:span text:style-name="T6">Identificador: </text:span><text:span text:style-name="T31">CSU3</text:span></text:p>
      <text:p text:style-name="P19"><text:span text:style-name="T28"><text:tab/></text:span><text:span text:style-name="T6">Importância: </text:span><text:span text:style-name="T31">Risco </text:span><text:span text:style-name="T41">médio</text:span><text:span text:style-name="T31"> e prioridade </text:span><text:span text:style-name="T41">alt</text:span><text:span text:style-name="T31">a.</text:span></text:p>
      <text:p text:style-name="P19"><text:span text:style-name="T28"><text:tab/></text:span><text:span text:style-name="T6">Sumário: </text:span><text:span text:style-name="T41">Professor alimenta o sistema com as frequências de cada aluno.</text:span></text:p>
      <text:p text:style-name="P19"><text:span text:style-name="T28"><text:tab/></text:span><text:span text:style-name="T6">Ator primário: </text:span><text:span text:style-name="T41">Professor</text:span></text:p>
      <text:p text:style-name="P19"><text:span text:style-name="T6"><text:tab/></text:span><text:span text:style-name="T10">Ator secundário: </text:span><text:span text:style-name="T41">Aluno</text:span></text:p>
      <text:p text:style-name="P19"><text:span text:style-name="T6"><text:tab/>Precondições: </text:span><text:span text:style-name="T41">Professor e aluno estão identificados pelo sistema.</text:span></text:p>
      <text:p text:style-name="P48"><text:span text:style-name="T24"><text:tab/></text:span><text:span text:style-name="T8">Cenário Principal: </text:span><text:span text:style-name="T30">Inlclude caso de uso “Validar Usuário”. </text:span><text:span text:style-name="T34">Quando o “usuário</text:span><text:span text:style-name="T41">” </text:span><text:span text:style-name="T34">identificado é o professor: e</text:span><text:span text:style-name="T33">xibe tela com uma tabela contendo </text:span><text:span text:style-name="T35">nome e </text:span><text:span text:style-name="T33">código do</text:span><text:span text:style-name="T35">s</text:span><text:span text:style-name="T33"> aluno</text:span><text:span text:style-name="T35">s com a opção de inserir e alterar </text:span><text:span text:style-name="T41">frequência</text:span><text:span text:style-name="T33">. </text:span><text:span text:style-name="T34">Quando o “usuário” identificado é aluno: exibe lista com </text:span><text:span text:style-name="T41">frequência</text:span><text:span text:style-name="T34"> e codigos dos alunos. </text:span><text:span text:style-name="T35">Se a </text:span><text:span text:style-name="T41">frequencia for superior </text:span><text:span text:style-name="T42">igual <text:s/>ou superior </text:span><text:span text:style-name="T41">à 75%, acompanha a frequencia, </text:span><text:span text:style-name="T42">“AP”. Se a frequencia for </text:span><text:span text:style-name="T43">menor que 75%, acompanha a frequência, “RF”(reprovador por faltas)</text:span><text:span text:style-name="T36">. </text:span><text:span text:style-name="T34">Cabe ao aluno encontrar seu codigo na lista e manter sigilo.</text:span></text:p>
      <text:p text:style-name="P14"><text:span text:style-name="T17"/></text:p>
      <text:p text:style-name="P17"><text:span text:style-name="T17">4.<text:tab/></text:span><text:span text:style-name="T50">Nome: </text:span><text:span text:style-name="T16">Manter Notas.</text:span></text:p>
      <text:p text:style-name="P20"><text:tab/><text:span text:style-name="T6">Identificador: </text:span><text:span text:style-name="T31">CSU</text:span><text:span text:style-name="T32">4</text:span></text:p>
      <text:p text:style-name="P20"><text:span text:style-name="T28"><text:tab/></text:span><text:span text:style-name="T6">Importância: </text:span><text:span text:style-name="T31">Risco </text:span><text:span text:style-name="T32">médio</text:span><text:span text:style-name="T31"> e prioridade </text:span><text:span text:style-name="T32">alta</text:span><text:span text:style-name="T31">.</text:span></text:p>
      <text:p text:style-name="P20"><text:span text:style-name="T28"><text:tab/></text:span><text:span text:style-name="T6">Sumário: </text:span><text:span text:style-name="T33">Professor alimenta o sistema com as médias de cada aluno</text:span><text:span text:style-name="T31">. </text:span></text:p>
      <text:p text:style-name="P20"><text:span text:style-name="T28"><text:tab/></text:span><text:span text:style-name="T6">Ator primário: </text:span><text:span text:style-name="T33">Professor</text:span><text:span text:style-name="T31">.</text:span></text:p>
      <text:p text:style-name="P20"><text:span text:style-name="T6"><text:tab/></text:span><text:span text:style-name="T10">Ator secundário: </text:span><text:span text:style-name="T31">Aluno</text:span></text:p>
      <text:p text:style-name="P20"><text:span text:style-name="T6"><text:tab/>Precondições: </text:span><text:span text:style-name="T33">Profess</text:span><text:span text:style-name="T31">or e aluno estão identificados pelo sistema.</text:span></text:p>
      <text:p text:style-name="P44"><text:span text:style-name="T17"><text:tab/></text:span><text:span text:style-name="T8">Cenário Principal: </text:span><text:span text:style-name="T30">Inlclude caso de uso “Validar Usuário”. </text:span><text:span text:style-name="T34">Quando o “usuário” <text:s/>identificado é o professor: e</text:span><text:span text:style-name="T33">xibe tela com uma tabela contendo </text:span><text:span text:style-name="T35">nome e </text:span><text:span text:style-name="T33">código do</text:span><text:span text:style-name="T35">s</text:span><text:span text:style-name="T33"> aluno</text:span><text:span text:style-name="T35">s com a opção de inserir e alterar média</text:span><text:span text:style-name="T33">. </text:span><text:span text:style-name="T34">Quando o “usuário” identificado é aluno: exibe lista com médias e codigos dos alunos. </text:span><text:span text:style-name="T35">Se a nota for maior do que 7, acompanha a média, “</text:span><text:span text:style-name="T36">AP”(aprovado). Se a nota for menor que 7 e maior ou igual à 5,</text:span><text:span text:style-name="T34"> </text:span><text:span text:style-name="T36">acompanha a média, “AF”(deve fazer a avaliação final). Se a nota for menor <text:s/>que 5, acompanha a média, “RP”(reprovado). </text:span><text:span text:style-name="T34">Cabe ao aluno encontrar seu codigo na lista e manter sigilo.</text:span></text:p>
      <text:p text:style-name="P15"><text:span text:style-name="T31"><text:tab/></text:span><text:span text:style-name="T53">Cenário de exceção: </text:span><text:span text:style-name="T17"><text:tab/>Idêntico ao principal. </text:span><text:span text:style-name="T20">Quando a validação do usuário for recusada</text:span><text:span text:style-name="T17">, o caso é reiniciado.</text:span></text:p>
      <text:p text:style-name="P15"><text:span text:style-name="T17"/></text:p>
      <text:p text:style-name="P44"><text:span text:style-name="T34"/></text:p>
      <text:p text:style-name="P44"><text:soft-page-break/><text:span text:style-name="T34"/></text:p>
      <text:p text:style-name="P44"><text:span text:style-name="T34"/></text:p>
      <text:p text:style-name="P44"><text:span text:style-name="T34"/></text:p>
      <text:p text:style-name="P44"><text:span text:style-name="T34"/></text:p>
      <text:p text:style-name="P44"><text:span text:style-name="T34"/></text:p>
      <text:p text:style-name="P44"><text:span text:style-name="T34"/></text:p>
      <text:p text:style-name="P45"><text:span text:style-name="T34">5.<text:tab/></text:span><text:span text:style-name="T9">Nome: </text:span><text:span text:style-name="T16">Manter currículo escolar.</text:span></text:p>
      <text:p text:style-name="P21"><text:tab/><text:span text:style-name="T6">Identificador: </text:span><text:span text:style-name="T31">CSU</text:span><text:span text:style-name="T35">5</text:span></text:p>
      <text:p text:style-name="P21"><text:span text:style-name="T28"><text:tab/></text:span><text:span text:style-name="T6">Importância: </text:span><text:span text:style-name="T31">Risco </text:span><text:span text:style-name="T35">baixo</text:span><text:span text:style-name="T31"> e prioridade </text:span><text:span text:style-name="T35">baixa</text:span><text:span text:style-name="T31">.</text:span></text:p>
      <text:p text:style-name="P21"><text:span text:style-name="T28"><text:tab/></text:span><text:span text:style-name="T6">Sumário: </text:span><text:span text:style-name="T37">Aluno visualiza disciplinas no seu currículo escolar.</text:span></text:p>
      <text:p text:style-name="P22"><text:span text:style-name="T28"><text:tab/></text:span><text:span text:style-name="T6">Ator primário: </text:span><text:span text:style-name="T39">Sistema de faturamento</text:span><text:span text:style-name="T38">.</text:span></text:p>
      <text:p text:style-name="P21"><text:span text:style-name="T6"><text:tab/>Precondições: </text:span></text:p>
      <text:p text:style-name="P45"><text:span text:style-name="T17"><text:tab/></text:span><text:span text:style-name="T8">Cenário Principal: </text:span><text:span text:style-name="T39">Sistema de faturamento gera currículo escolar com base em todas as inscrições feitas por cada aluno.</text:span></text:p>
      <text:p text:style-name="P45"><text:span text:style-name="T39"/></text:p>
      <text:p text:style-name="P47"><text:span text:style-name="T16">6.<text:tab/></text:span><text:span text:style-name="T9">Nome: </text:span><text:span text:style-name="T16">Atualizar Sistema de Faturamento</text:span></text:p>
      <text:p text:style-name="P23"><text:tab/><text:span text:style-name="T6">Identificador: </text:span><text:span text:style-name="T39">CSU6</text:span></text:p>
      <text:p text:style-name="P23"><text:span text:style-name="T28"><text:tab/></text:span><text:span text:style-name="T6">Importância: </text:span><text:span text:style-name="T39">Risco alto e prioridade alta</text:span></text:p>
      <text:p text:style-name="P23"><text:span text:style-name="T28"><text:tab/></text:span><text:span text:style-name="T6">Sumário: </text:span><text:span text:style-name="T39">Sistema atualiza banco de dados.</text:span></text:p>
      <text:p text:style-name="P23"><text:span text:style-name="T28"><text:tab/></text:span><text:span text:style-name="T6">Ator primário: </text:span><text:span text:style-name="T39">Sistema de faturamento</text:span></text:p>
      <text:p text:style-name="P46"><text:span text:style-name="T17"><text:tab/></text:span><text:span text:style-name="T8">Cenário Principal: </text:span><text:span text:style-name="T39">Ao fim de cada inscrição realizada, as informações são enviadas para o sistema de faturamento e atualizadas no banco de dados.</text:span></text:p>
      <text:p text:style-name="P10"><text:tab/></text:p>
      <text:p text:style-name="P34">7.<text:tab/><text:span text:style-name="T9">Nome: </text:span>Validar Usuário.</text:p>
      <text:p text:style-name="P23"><text:tab/><text:span text:style-name="T6">Identificador: </text:span><text:span text:style-name="T31">CSU</text:span><text:span text:style-name="T39">7</text:span></text:p>
      <text:p text:style-name="P23"><text:span text:style-name="T28"><text:tab/></text:span><text:span text:style-name="T6">Importância: </text:span><text:span text:style-name="T31">Risco </text:span><text:span text:style-name="T39">alto</text:span><text:span text:style-name="T31"> e prioridade </text:span><text:span text:style-name="T39">alta</text:span><text:span text:style-name="T31">.</text:span></text:p>
      <text:p text:style-name="P23"><text:span text:style-name="T28"><text:tab/></text:span><text:span text:style-name="T6">Sumário: </text:span><text:span text:style-name="T39">Sistema valida login e senha do usuário.</text:span></text:p>
      <text:p text:style-name="P24"><text:span text:style-name="T28"><text:tab/></text:span><text:span text:style-name="T8">Cenário Principal: </text:span><text:span text:style-name="T40">E</text:span><text:span text:style-name="T20">xibe tela para login. </text:span><text:span text:style-name="T16">Obtém e verifica o login do </text:span><text:span text:style-name="T40">usuário</text:span><text:span text:style-name="T16">. Exibe mensagem de acesso autorizado. </text:span></text:p>
      <text:p text:style-name="P15"><text:span text:style-name="T31"><text:tab/></text:span><text:span text:style-name="T53">Cenário de exceção: </text:span><text:span text:style-name="T17"><text:tab/>Idêntico ao principal. </text:span><text:span text:style-name="T20">Quando a validação do usuário for recusada</text:span><text:span text:style-name="T17">, o caso é reiniciado.</text:span></text:p>
      <text:p text:style-name="P24"><text:span text:style-name="T9"/></text:p>
      <text:p text:style-name="P24"><text:span text:style-name="T40">8.<text:tab/></text:span><text:span text:style-name="T1">Nome: </text:span><text:span text:style-name="T44">Manter Disciplina.</text:span></text:p>
      <text:p text:style-name="P24"><text:tab/><text:span text:style-name="T6">Identificador: </text:span><text:span text:style-name="T31">CSU</text:span><text:span text:style-name="T44">8</text:span></text:p>
      <text:p text:style-name="P24"><text:span text:style-name="T28"><text:tab/></text:span><text:span text:style-name="T6">Importância: </text:span><text:span text:style-name="T31">Risco </text:span><text:span text:style-name="T39">alto</text:span><text:span text:style-name="T31"> e prioridade </text:span><text:span text:style-name="T39">alta</text:span><text:span text:style-name="T31">.</text:span></text:p>
      <text:p text:style-name="P24"><text:span text:style-name="T28"><text:tab/></text:span><text:span text:style-name="T6">Sumário: </text:span><text:span text:style-name="T44">Coordenador do curso mantém a disciplina</text:span><text:span text:style-name="T39">.</text:span></text:p>
      <text:p text:style-name="P24"><text:span text:style-name="T39"><text:tab/></text:span><text:span text:style-name="T12">Ator primário: </text:span><text:span text:style-name="T45">Coordenador do curso.</text:span></text:p>
      <text:p text:style-name="P25"><text:span text:style-name="T28"><text:tab/></text:span><text:span text:style-name="T8">Cenário Principal: </text:span><text:span text:style-name="T30">Include no caso de uso “Validar Usuário”. </text:span><text:span text:style-name="T20">Exibe tela para login. </text:span><text:span text:style-name="T16">Obtém e verifica o login do </text:span><text:span text:style-name="T29">Coordenador</text:span><text:span text:style-name="T16">. Exibe mensagem de acesso autorizado. </text:span><text:span text:style-name="T26">O coordenador do respectivo Curso </text:span><text:span text:style-name="T27">solicita a criação de uma nova </text:span><text:span text:style-name="T44">Disciplina</text:span><text:span text:style-name="T27">, passando como parâmetros, </text:span><text:span text:style-name="T44">nome e carga horária</text:span><text:span text:style-name="T26">. </text:span><text:span text:style-name="T27">Sistema retorna relatório com as informações da nova turma e atualiza o banco de dados.</text:span></text:p>
      <text:p text:style-name="P25"><text:span text:style-name="T27"><text:tab/></text:span><text:span text:style-name="T11">Cenário Alternativo 1: </text:span><text:span text:style-name="T44">Identico ao principal. Coordenador solicita a alteração da disciplina. <text:s/>Sistema exibe tela com informações da disciplina. Novos parâmetros são passados. </text:span><text:span text:style-name="T27">Sistema retorna relatório com as </text:span><text:span text:style-name="T44">novas </text:span><text:span text:style-name="T27">informações da turma e atualiza o banco de dados.</text:span></text:p>
      <text:p text:style-name="P33"><text:s/><text:tab/><text:span text:style-name="T11">Cenário de exceção:</text:span><text:span text:style-name="T2"> </text:span><text:span text:style-name="T55">Idêntico ao principal. Quando a validação do usuário for recusada, o caso é reiniciado.</text:span></text:p>
      <text:p text:style-name="P33"/>
      <text:p text:style-name="P33"/>
      <text:p text:style-name="P33"/>
      <text:p text:style-name="P33"/>
      <text:p text:style-name="P33"/>
      <text:p text:style-name="P35"><text:soft-page-break/>9.<text:tab/><text:span text:style-name="T9">Nome: </text:span><text:span text:style-name="T56">Manter Grade do Curso</text:span></text:p>
      <text:p text:style-name="P26"><text:tab/><text:span text:style-name="T6">Identificador: </text:span><text:span text:style-name="T31">CSU</text:span><text:span text:style-name="T45">9</text:span></text:p>
      <text:p text:style-name="P26"><text:span text:style-name="T28"><text:tab/></text:span><text:span text:style-name="T6">Importância: </text:span><text:span text:style-name="T31">Risco </text:span><text:span text:style-name="T45">baixo</text:span><text:span text:style-name="T31"> e prioridade </text:span><text:span text:style-name="T45">baixo</text:span><text:span text:style-name="T31">.</text:span></text:p>
      <text:p text:style-name="P26"><text:span text:style-name="T31"><text:tab/></text:span><text:span text:style-name="T12">Ator primário: </text:span><text:span text:style-name="T45">Coordenador do curso</text:span></text:p>
      <text:p text:style-name="P26"><text:span text:style-name="T28"><text:tab/></text:span><text:span text:style-name="T6">Sumário: </text:span><text:span text:style-name="T44">Coordenador do curso </text:span><text:span text:style-name="T45">gera grade do curso</text:span><text:span text:style-name="T39">.</text:span></text:p>
      <text:p text:style-name="P36"><text:span text:style-name="T54"><text:tab/></text:span><text:span text:style-name="T8">Cenário Principal: <text:s/></text:span><text:span text:style-name="T52">Include no caso de uso “Validar Usuário”. Exibe tela para login. </text:span>Obtém e verifica o login do <text:span text:style-name="T51">Coordenador</text:span>. Exibe mensagem de acesso autorizado. <text:span text:style-name="T56">Sistema exibe tela com os cursos existentes e a opção para criar grade do curso. Coordenador insere as Disciplinas que pertencerão ao curso.</text:span></text:p>
      <text:p text:style-name="P37"><text:span text:style-name="T11"><text:tab/>Cenário Alternativo 1: </text:span><text:span text:style-name="T55">Identico ao principal. Coordenador solicita a alteração da grade do curso. Sistema exibe tela com os cursos cadastrados. Coordenador seleciona o curso a ser alterado. Sistema exibe tela com disciplinas do curso. Novos parâmetros são passados. Sistema retorna relatório com as novas informações da Grade e atualiza o banco de dados.</text:span></text:p>
      <text:p text:style-name="P39"><text:tab/><text:span text:style-name="T11">Cenário de exceção:</text:span><text:span text:style-name="T2"> </text:span><text:span text:style-name="T55">Idêntico ao principal. Quando a validação do usuário for recusada, o caso é reiniciado.</text:span></text:p>
      <text:p text:style-name="P39"/>
      <text:p text:style-name="P41">10<text:span text:style-name="T55">.<text:tab/></text:span><text:span text:style-name="T9">Nome: </text:span><text:span text:style-name="T57">Atualizar Sistema de RH</text:span></text:p>
      <text:p text:style-name="P27"><text:tab/><text:span text:style-name="T6">Identificador: </text:span><text:span text:style-name="T31">CSU</text:span><text:span text:style-name="T46">10</text:span></text:p>
      <text:p text:style-name="P27"><text:span text:style-name="T28"><text:tab/></text:span><text:span text:style-name="T6">Importância: </text:span><text:span text:style-name="T31">Risco </text:span><text:span text:style-name="T47">alto</text:span><text:span text:style-name="T31"> e prioridade </text:span><text:span text:style-name="T47">alta</text:span><text:span text:style-name="T31">.</text:span></text:p>
      <text:p text:style-name="P27"><text:span text:style-name="T28"><text:tab/></text:span><text:span text:style-name="T6">Sumário: </text:span><text:span text:style-name="T47">Osistema de RH é atualizado</text:span><text:span text:style-name="T39">.</text:span></text:p>
      <text:p text:style-name="P38"><text:span text:style-name="T54"><text:tab/></text:span><text:span text:style-name="T8">Cenário Principal: </text:span><text:span text:style-name="T57">À cada alteração feita em “pessoa”, o sistema de RH é atualizado.</text:span></text:p>
      <text:p text:style-name="P39"><text:tab/><text:span text:style-name="T11">Cenário de exceção:</text:span><text:span text:style-name="T2"> </text:span><text:span text:style-name="T55">Idêntico ao principal. Quando a validação do usuário for recusada, o caso é reiniciado.</text:span></text:p>
      <text:p text:style-name="P39"><text:tab/></text:p>
      <text:p text:style-name="P42">11.<text:tab/><text:span text:style-name="T9">Nome: </text:span>Manter Pessoa.</text:p>
      <text:p text:style-name="P28"><text:tab/><text:span text:style-name="T6">Identificador: </text:span><text:span text:style-name="T31">CSU</text:span><text:span text:style-name="T46">1</text:span><text:span text:style-name="T47">1</text:span></text:p>
      <text:p text:style-name="P28"><text:span text:style-name="T28"><text:tab/></text:span><text:span text:style-name="T6">Importância: </text:span><text:span text:style-name="T31">Risco </text:span><text:span text:style-name="T47">alto</text:span><text:span text:style-name="T31"> e prioridade </text:span><text:span text:style-name="T47">alta</text:span></text:p>
      <text:p text:style-name="P28"><text:span text:style-name="T28"><text:tab/></text:span><text:span text:style-name="T6">Sumário: </text:span></text:p>
      <text:p text:style-name="P28"><text:span text:style-name="T6"><text:tab/></text:span><text:span text:style-name="T13">Ator Primário: </text:span><text:span text:style-name="T47">Administrador do sistema.</text:span></text:p>
      <text:p text:style-name="P28"><text:span text:style-name="T47"><text:tab/></text:span><text:span text:style-name="T13">Ator Secundário: </text:span><text:span text:style-name="T47">Sistema de RH.</text:span></text:p>
      <text:p text:style-name="P38"><text:span text:style-name="T54"><text:tab/></text:span><text:span text:style-name="T8">Cenário Principal: </text:span><text:span text:style-name="T52">Include no caso de uso “Validar Usuário”. Exibe tela para login. </text:span>Obtém e verifica o login do <text:span text:style-name="T57">Administrador.</text:span> Exibe mensagem de acesso autorizado. <text:span text:style-name="T57">Administrador do sistema solicita cadastro de pessoa passando como parâmetros: “nome”, “cpf”, “login” e “senha”. Sistema exibe mensagem perguntando se “pessoa” é aluno ou professor. Se for aluno, os parâmetros: “matricula”, “codigoAluno”, são pedidos. Se for professor, os parâmetros: “codColaborador”, “graduação”, são pedidos. Administrador insere os parâmetros solicitados. Sistema retorna mensagem de confirmação de cadastro.</text:span></text:p>
      <text:p text:style-name="P39"><text:tab/><text:span text:style-name="T14">Cenário Alternativo 1: </text:span><text:span text:style-name="T58">Idêntico ao principal. Administrador do Sistema solicita alteração de “pessoa”. Sistema pede como parâmetro, o login da pessoa. Administrador insere parâmetros solicitados. Sistema exibe tela com informações da pessoa. Novos parâmetros são passados. Sistema retorna relatório com as novas informações da pessoa e atualiza o banco de dados.</text:span></text:p>
      <text:p text:style-name="P39"><text:tab/><text:span text:style-name="T14">Cenário Alternativo 2: </text:span><text:span text:style-name="T58">Idêntico ao principal. Administrador do Sistema solicita exclusão de “pessoa”. Sistema pede como parâmetro, o login da pessoa. Sistema exibe tela com confirmação da exclusão. Novos parâmetros são passados. Sistema retorna relatório com as novas informações da pessoa e atualiza o banco de dados.</text:span></text:p>
      <text:p text:style-name="P39"><text:tab/><text:span text:style-name="T14">Cenário de exceção: </text:span><text:span text:style-name="T55">Idêntico ao principal. Quando a validação do usuário for recusada, o caso é reiniciado.</text:span></text:p>
      <text:p text:style-name="P39"/>
      <text:p text:style-name="P39"/>
      <text:p text:style-name="P39"/>
      <text:p text:style-name="P39"/>
      <text:p text:style-name="P39"/>
      <text:p text:style-name="P43"><text:soft-page-break/>12.<text:tab/><text:span text:style-name="T9">Nome: </text:span>Manter Curso.</text:p>
      <text:p text:style-name="P29"><text:tab/><text:span text:style-name="T6">Identificador: </text:span><text:span text:style-name="T31">CSU</text:span><text:span text:style-name="T46">1</text:span><text:span text:style-name="T48">2</text:span></text:p>
      <text:p text:style-name="P29"><text:span text:style-name="T28"><text:tab/></text:span><text:span text:style-name="T6">Importância: </text:span><text:span text:style-name="T31">Risco </text:span><text:span text:style-name="T47">alto</text:span><text:span text:style-name="T31"> e prioridade </text:span><text:span text:style-name="T47">alta</text:span></text:p>
      <text:p text:style-name="P29"><text:span text:style-name="T28"><text:tab/></text:span><text:span text:style-name="T6">Sumário: </text:span><text:span text:style-name="T48">Administrador do Sistema cadastra, altera e exclui curso.</text:span></text:p>
      <text:p text:style-name="P29"><text:span text:style-name="T6"><text:tab/></text:span><text:span text:style-name="T13">Ator Primário: </text:span><text:span text:style-name="T47">Administrador do sistema.</text:span></text:p>
      <text:p text:style-name="P40"><text:span text:style-name="T54"><text:tab/></text:span><text:span text:style-name="T8">Cenário Principal: </text:span><text:span text:style-name="T52">Include no caso de uso “Validar Usuário”. Exibe tela para login. </text:span>Obtém e verifica o login do <text:span text:style-name="T57">Administrador.</text:span> Exibe mensagem de acesso autorizado. <text:span text:style-name="T57">Administrador do sistema solicita cadastro de curso passando como parâmetros: “nome”, “carga horaria”. Administrador insere os parâmetros solicitados. Sistema retorna mensagem de confirmação de cadastro.</text:span></text:p>
      <text:p text:style-name="P40"><text:tab/><text:span text:style-name="T14">Cenário Alternativo 1: </text:span><text:span text:style-name="T58">Idêntico ao principal. Administrador do Sistema solicita alteração de “Curso”. Sistema pede como parâmetro, o nome do curso. Administrador insere parâmetros solicitados. Sistema exibe tela com informações do curso. Novos parâmetros são passados. Sistema retorna relatório com as novas informações do curso e atualiza o banco de dados.</text:span></text:p>
      <text:p text:style-name="P40"><text:tab/><text:span text:style-name="T14">Cenário Alternativo </text:span><text:span text:style-name="T15">2</text:span><text:span text:style-name="T14">: </text:span><text:span text:style-name="T58">Idêntico ao principal. Administrador do Sistema solicita exclusão de “Curso”. Sistema exibe tela com cursos existentes. Administrador seleciona curso desejado. Sistema exibe mensagem de confirmação de exclusão. Atualiza o banco de d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29:29.144000000</meta:creation-date>
    <dc:date>2016-07-15T15:39:43.929000000</dc:date>
    <meta:editing-duration>P6DT11M59S</meta:editing-duration>
    <meta:editing-cycles>12</meta:editing-cycles>
    <meta:generator>LibreOffice/4.4.5.2$Windows_x86 LibreOffice_project/a22f674fd25a3b6f45bdebf25400ed2adff0ff99</meta:generator>
    <meta:document-statistic meta:table-count="0" meta:image-count="0" meta:object-count="0" meta:page-count="5" meta:paragraph-count="128" meta:word-count="1804" meta:character-count="11924" meta:non-whitespace-character-count="10122"/>
  </office:meta>
</office:document-meta>
</file>